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emmacai Team name: Group 3 Today's date: 10/12/2016</text:p>
      <text:h text:style-name="Heading_20_1" text:outline-level="1">What tools have you we worked with so far in this class?</text:h>
      <text:p text:style-name="First_20_paragraph">We've worked with Github, Cloud9, html, markdown, Pandoc, and the command line.</text:p>
      <text:h text:style-name="Heading_20_1" text:outline-level="1">Which have you found most potentially useful?</text:h>
      <text:p text:style-name="First_20_paragraph">I have found <text:span text:style-name="T3">Github</text:span> and <text:span text:style-name="T4">Cloud9</text:span> to have the greatest potential to be useful.</text:p>
      <text:h text:style-name="Heading_20_2" text:outline-level="2">Why?</text:h>
      <text:p text:style-name="First_20_paragraph">There seem to be <text:span text:style-name="T5">limitless</text:span> possibilities for growth within these two websites.</text:p>
      <text:h text:style-name="Heading_20_1" text:outline-level="1">What tools have been the most difficult to learn?</text:h>
      <text:p text:style-name="First_20_paragraph">Html and markdown have been the most difficult to learn for me.</text:p>
      <text:h text:style-name="Heading_20_2" text:outline-level="2">Why have they been particularly difficult to learn and use?</text:h>
      <text:p text:style-name="First_20_paragraph">The differences between <text:span text:style-name="T6">html</text:span> and <text:span text:style-name="T7">markdown</text:span> have been hard for me to grasp and distinguish.</text:p>
      <text:h text:style-name="Heading_20_1" text:outline-level="1">What tools would you like to learn more about?</text:h>
      <text:p text:style-name="First_20_paragraph">I want to be better and markdown skills, which I will only accomplish by <text:span text:style-name="T8">practicing</text:span>.</text:p>
      <text:p text:style-name="Horizontal_20_Line"/>
      <text:p text:style-name="First_20_paragraph"><text:span text:style-name="T9">When</text:span><text:span text:style-name="T10"> </text:span><text:span text:style-name="T11">you</text:span><text:span text:style-name="T12"> </text:span><text:span text:style-name="T13">are</text:span><text:span text:style-name="T14"> </text:span><text:span text:style-name="T15">finished</text:span><text:span text:style-name="T16"> </text:span><text:span text:style-name="T17">with</text:span><text:span text:style-name="T18"> </text:span><text:span text:style-name="T19">the</text:span><text:span text:style-name="T20"> </text:span><text:span text:style-name="T21">questions</text:span><text:span text:style-name="T22"> </text:span><text:span text:style-name="T23">in</text:span><text:span text:style-name="T24"> </text:span><text:span text:style-name="T25">file:</text:span></text:p>
      <text:list text:style-name="L2">
        <text:list-item>
          <text:p text:style-name="P2">I want you to change the name of the file to your GitHub username.</text:p>
        </text:list-item>
        <text:list-item>
          <text:p text:style-name="P2">You will then work as a group to convert the file to HTML, DOCX, and ODT formats, per the instructions in class.</text:p>
        </text:list-item>
        <text:list-item>
          <text:p text:style-name="P2">Then I want you to add, commit, and push your changes.</text:p>
        </text:list-item>
        <text:list-item>
          <text:p text:style-name="P2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